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5.8cm"/>
    </style:style>
    <style:style style:name="co7" style:family="table-column">
      <style:table-column-properties fo:break-before="auto" style:column-width="4.07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number-columns-repeated="3"/>
          <table:table-cell office:value-type="string">
            <text:p>Nombre d'opérations</text:p>
          </table:table-cell>
          <table:table-cell office:value-type="string">
            <text:p>Temps(s)</text:p>
          </table:table-cell>
          <table:table-cell/>
          <table:table-cell office:value-type="string">
            <text:p>Nombre d'opérations</text:p>
          </table:table-cell>
          <table:table-cell office:value-type="string">
            <text:p>Temps(s)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100000">
            <text:p>100000</text:p>
          </table:table-cell>
          <table:table-cell office:value-type="float" office:value="1251.88">
            <text:p>1251.88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2700.3">
            <text:p>2700.3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100000">
            <text:p>100000</text:p>
          </table:table-cell>
          <table:table-cell office:value-type="float" office:value="2.64">
            <text:p>2.64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2.54">
            <text:p>2.54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100000">
            <text:p>100000</text:p>
          </table:table-cell>
          <table:table-cell office:value-type="float" office:value="0.04">
            <text:p>0.04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office:value-type="string">
            <text:p>Insertion</text:p>
          </table:table-cell>
          <table:table-cell table:number-columns-repeated="8"/>
          <table:table-cell office:value-type="string">
            <text:p>Recherch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emps(s)</text:p>
          </table:table-cell>
          <table:table-cell table:number-columns-repeated="8"/>
          <table:table-cell office:value-type="string">
            <text:p>Temps(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iste</text:p>
          </table:table-cell>
          <table:table-cell office:value-type="string">
            <text:p>Liste Triée</text:p>
          </table:table-cell>
          <table:table-cell office:value-type="string">
            <text:p>Dictionnaire</text:p>
          </table:table-cell>
          <table:table-cell table:number-columns-repeated="6"/>
          <table:table-cell office:value-type="string">
            <text:p>Liste</text:p>
          </table:table-cell>
          <table:table-cell office:value-type="string">
            <text:p>Liste Triée</text:p>
          </table:table-cell>
          <table:table-cell office:value-type="string">
            <text:p>Dictionnaire</text:p>
          </table:table-cell>
        </table:table-row>
        <table:table-row table:style-name="ro1">
          <table:table-cell office:value-type="string">
            <text:p>Nombre d'opérations</text:p>
          </table:table-cell>
          <table:table-cell office:value-type="float" office:value="1000">
            <text:p>1000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Nombre d'opérations</text:p>
          </table:table-cell>
          <table:table-cell office:value-type="float" office:value="1000">
            <text:p>1000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14.03">
            <text:p>14.03</text:p>
          </table:table-cell>
          <table:table-cell office:value-type="float" office:value="0.79">
            <text:p>0.79</text:p>
          </table:table-cell>
          <table:table-cell office:value-type="float" office:value="0.02">
            <text:p>0.02</text:p>
          </table:table-cell>
          <table:table-cell table:number-columns-repeated="5"/>
          <table:table-cell office:value-type="float" office:value="10000">
            <text:p>10000</text:p>
          </table:table-cell>
          <table:table-cell office:value-type="float" office:value="15.01">
            <text:p>15.01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/>
          <table:table-cell office:value-type="float" office:value="100000">
            <text:p>100000</text:p>
          </table:table-cell>
          <table:table-cell office:value-type="float" office:value="1299.52">
            <text:p>1299.52</text:p>
          </table:table-cell>
          <table:table-cell office:value-type="float" office:value="124.99">
            <text:p>124.99</text:p>
          </table:table-cell>
          <table:table-cell office:value-type="float" office:value="0.24">
            <text:p>0.24</text:p>
          </table:table-cell>
          <table:table-cell table:number-columns-repeated="5"/>
          <table:table-cell office:value-type="float" office:value="100000">
            <text:p>100000</text:p>
          </table:table-cell>
          <table:table-cell office:value-type="float" office:value="1251.88">
            <text:p>1251.88</text:p>
          </table:table-cell>
          <table:table-cell office:value-type="float" office:value="2.64">
            <text:p>2.64</text:p>
          </table:table-cell>
          <table:table-cell office:value-type="float" office:value="0.04">
            <text:p>0.04</text:p>
          </table:table-cell>
        </table:table-row>
        <table:table-row table:style-name="ro2" table:number-rows-repeated="6">
          <table:table-cell table:number-columns-repeated="14"/>
        </table:table-row>
        <table:table-row table:style-name="ro2">
          <table:table-cell>
            <draw:frame table:end-cell-address="Sheet1.G40" table:end-x="1.158cm" table:end-y="0.1cm" draw:z-index="0" draw:style-name="gr1" draw:text-style-name="P1" svg:width="15.999cm" svg:height="8.999cm" svg:x="2.795cm" svg:y="0.134cm">
              <draw:object draw:notify-on-update-of-ranges="Sheet1.B11:Sheet1.B13 Sheet1.C10:Sheet1.C10 Sheet1.C11:Sheet1.C13 Sheet1.D10:Sheet1.D10 Sheet1.D11:Sheet1.D13 Sheet1.E10:Sheet1.E10 Sheet1.E11:Sheet1.E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>
            <draw:frame table:end-cell-address="Sheet1.N42" table:end-x="2.136cm" table:end-y="0.306cm" draw:z-index="1" draw:style-name="gr1" draw:text-style-name="P1" svg:width="15.999cm" svg:height="8.999cm" svg:x="0.494cm" svg:y="0.339cm">
              <draw:object draw:notify-on-update-of-ranges="Sheet1.L10:Sheet1.L10 Sheet1.L11:Sheet1.L13 Sheet1.K11:Sheet1.K13 Sheet1.M10:Sheet1.M10 Sheet1.M11:Sheet1.M13 Sheet1.K11:Sheet1.K13 Sheet1.N10:Sheet1.N10 Sheet1.N11:Sheet1.N13 Sheet1.K11:Sheet1.K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4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Supression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Temps(s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Liste</text:p>
          </table:table-cell>
          <table:table-cell office:value-type="string">
            <text:p>Liste Triée</text:p>
          </table:table-cell>
          <table:table-cell office:value-type="string">
            <text:p>Dictionnair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Nombre d'opérations</text:p>
          </table:table-cell>
          <table:table-cell office:value-type="float" office:value="1000">
            <text:p>1000</text:p>
          </table:table-cell>
          <table:table-cell office:value-type="float" office:value="0.3">
            <text:p>0.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0000">
            <text:p>10000</text:p>
          </table:table-cell>
          <table:table-cell office:value-type="float" office:value="30.3">
            <text:p>30.3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00000">
            <text:p>100000</text:p>
          </table:table-cell>
          <table:table-cell office:value-type="float" office:value="2700.3">
            <text:p>2700.3</text:p>
          </table:table-cell>
          <table:table-cell office:value-type="float" office:value="2.54">
            <text:p>2.54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>
            <draw:frame table:end-cell-address="Sheet1.H74" table:end-x="2.157cm" table:end-y="0.103cm" draw:z-index="2" draw:style-name="gr1" draw:text-style-name="P1" svg:width="15.999cm" svg:height="8.999cm" svg:x="0.007cm" svg:y="0.136cm">
              <draw:object draw:notify-on-update-of-ranges="Sheet1.E49:Sheet1.E49 Sheet1.E50:Sheet1.E52 Sheet1.D50:Sheet1.D52 Sheet1.F49:Sheet1.F49 Sheet1.F50:Sheet1.F52 Sheet1.D50:Sheet1.D52 Sheet1.G49:Sheet1.G49 Sheet1.G50:Sheet1.G52 Sheet1.D50:Sheet1.D5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2014-02-09</text:date>, <text:time>23:2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Savaria</meta:initial-creator>
    <meta:creation-date>2014-02-09T19:41:06.65</meta:creation-date>
    <dc:date>2014-02-09T23:27:06.85</dc:date>
    <dc:creator>Tristan Savaria</dc:creator>
    <meta:editing-duration>PT44M39S</meta:editing-duration>
    <meta:editing-cycles>2</meta:editing-cycles>
    <meta:generator>OpenOffice/4.0.0$Win32 OpenOffice.org_project/400m3$Build-9702</meta:generator>
    <meta:document-statistic meta:table-count="3" meta:cell-count="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83cm" svg:y="0.316cm" chart:style-name="ch2">
          <text:p>Insertion</text:p>
        </chart:title>
        <chart:legend chart:legend-position="end" svg:x="12.857cm" svg:y="3.664cm" style:legend-expansion="high" chart:style-name="ch3"/>
        <chart:plot-area chart:style-name="ch4" table:cell-range-address="Sheet1.B10:Sheet1.E13" chart:data-source-has-labels="both" svg:x="1.358cm" svg:y="1.635cm" svg:width="10.859cm" svg:height="6.177cm">
          <chartooo:coordinate-region svg:x="2.351cm" svg:y="1.847cm" svg:width="9.309cm" svg:height="5.292cm"/>
          <chart:axis chart:dimension="x" chart:name="primary-x" chart:style-name="ch5" chartooo:axis-type="auto">
            <chart:title svg:x="5.169cm" svg:y="7.993cm" chart:style-name="ch6">
              <text:p>Nombre D'opérations</text:p>
            </chart:title>
            <chart:categories table:cell-range-address="Sheet1.B11:Sheet1.B13"/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5.495cm" chart:style-name="ch9">
              <text:p>Temps(s)</text:p>
            </chart:title>
            <chart:grid chart:style-name="ch7" chart:class="major"/>
            <chart:grid chart:style-name="ch7" chart:class="minor"/>
          </chart:axis>
          <chart:series chart:style-name="ch10" chart:values-cell-range-address="Sheet1.C11:Sheet1.C13" chart:label-cell-address="Sheet1.C10:Sheet1.C10" chart:class="chart:scatter">
            <chart:domain table:cell-range-address="Sheet1.B11:Sheet1.B13"/>
            <chart:data-point chart:repeated="3"/>
          </chart:series>
          <chart:series chart:style-name="ch11" chart:values-cell-range-address="Sheet1.D11:Sheet1.D13" chart:label-cell-address="Sheet1.D10:Sheet1.D10" chart:class="chart:scatter">
            <chart:data-point chart:repeated="3"/>
          </chart:series>
          <chart:series chart:style-name="ch12" chart:values-cell-range-address="Sheet1.E11:Sheet1.E13" chart:label-cell-address="Sheet1.E10:Sheet1.E10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e</text:p>
                <draw:g>
                  <svg:desc>Sheet1.C10:Sheet1.C10</svg:desc>
                </draw:g>
              </table:table-cell>
              <table:table-cell office:value-type="string">
                <text:p>Liste Triée</text:p>
                <draw:g>
                  <svg:desc>Sheet1.D10:Sheet1.D10</svg:desc>
                </draw:g>
              </table:table-cell>
              <table:table-cell office:value-type="string">
                <text:p>Dictionnaire</text:p>
                <draw:g>
                  <svg:desc>Sheet1.E10:Sheet1.E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11:Sheet1.B13</svg:desc>
                </draw:g>
              </table:table-cell>
              <table:table-cell office:value-type="float" office:value="0.15">
                <text:p>0.15</text:p>
                <draw:g>
                  <svg:desc>Sheet1.C11:Sheet1.C13</svg:desc>
                </draw:g>
              </table:table-cell>
              <table:table-cell office:value-type="float" office:value="0.03">
                <text:p>0.03</text:p>
                <draw:g>
                  <svg:desc>Sheet1.D11:Sheet1.D13</svg:desc>
                </draw:g>
              </table:table-cell>
              <table:table-cell office:value-type="float" office:value="0">
                <text:p>0</text:p>
                <draw:g>
                  <svg:desc>Sheet1.E11:Sheet1.E1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.03">
                <text:p>14.03</text:p>
              </table:table-cell>
              <table:table-cell office:value-type="float" office:value="0.79">
                <text:p>0.7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99.52">
                <text:p>1299.52</text:p>
              </table:table-cell>
              <table:table-cell office:value-type="float" office:value="124.99">
                <text:p>124.99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Recherche</text:p>
        </chart:title>
        <chart:legend chart:legend-position="end" svg:x="12.857cm" svg:y="3.664cm" style:legend-expansion="high" chart:style-name="ch3"/>
        <chart:plot-area chart:style-name="ch4" table:cell-range-address="Sheet1.K11:Sheet1.N13 Sheet1.L10:Sheet1.N10" chart:data-source-has-labels="row" svg:x="1.358cm" svg:y="1.635cm" svg:width="10.859cm" svg:height="6.177cm">
          <chartooo:coordinate-region svg:x="2.351cm" svg:y="1.847cm" svg:width="9.309cm" svg:height="5.292cm"/>
          <chart:axis chart:dimension="x" chart:name="primary-x" chart:style-name="ch5">
            <chart:title svg:x="5.169cm" svg:y="7.993cm" chart:style-name="ch6">
              <text:p>Nombre D'opérations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5.495cm" chart:style-name="ch9">
              <text:p>Temps(s)</text:p>
            </chart:title>
            <chart:grid chart:style-name="ch7" chart:class="major"/>
            <chart:grid chart:style-name="ch7" chart:class="minor"/>
          </chart:axis>
          <chart:series chart:style-name="ch10" chart:values-cell-range-address="Sheet1.L11:Sheet1.L13" chart:label-cell-address="Sheet1.L10:Sheet1.L10" chart:class="chart:scatter">
            <chart:domain table:cell-range-address="Sheet1.K11:Sheet1.K13"/>
            <chart:data-point chart:repeated="3"/>
          </chart:series>
          <chart:series chart:style-name="ch11" chart:values-cell-range-address="Sheet1.M11:Sheet1.M13" chart:label-cell-address="Sheet1.M10:Sheet1.M10" chart:class="chart:scatter">
            <chart:data-point chart:repeated="3"/>
          </chart:series>
          <chart:series chart:style-name="ch12" chart:values-cell-range-address="Sheet1.N11:Sheet1.N13" chart:label-cell-address="Sheet1.N10:Sheet1.N10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iste</text:p>
                <draw:g>
                  <svg:desc>Sheet1.L10:Sheet1.L10</svg:desc>
                </draw:g>
              </table:table-cell>
              <table:table-cell office:value-type="string">
                <text:p>Liste Triée</text:p>
                <draw:g>
                  <svg:desc>Sheet1.M10:Sheet1.M10</svg:desc>
                </draw:g>
              </table:table-cell>
              <table:table-cell office:value-type="string">
                <text:p>Dictionnaire</text:p>
                <draw:g>
                  <svg:desc>Sheet1.N10:Sheet1.N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K11:Sheet1.K13</svg:desc>
                </draw:g>
              </table:table-cell>
              <table:table-cell office:value-type="float" office:value="0.15">
                <text:p>0.15</text:p>
                <draw:g>
                  <svg:desc>Sheet1.L11:Sheet1.L13</svg:desc>
                </draw:g>
              </table:table-cell>
              <table:table-cell office:value-type="float" office:value="0.03">
                <text:p>0.03</text:p>
                <draw:g>
                  <svg:desc>Sheet1.M11:Sheet1.M13</svg:desc>
                </draw:g>
              </table:table-cell>
              <table:table-cell office:value-type="float" office:value="0">
                <text:p>0</text:p>
                <draw:g>
                  <svg:desc>Sheet1.N11:Sheet1.N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5.01">
                <text:p>15.01</text:p>
              </table:table-cell>
              <table:table-cell office:value-type="float" office:value="0.19">
                <text:p>0.1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251.88">
                <text:p>1251.88</text:p>
              </table:table-cell>
              <table:table-cell office:value-type="float" office:value="2.64">
                <text:p>2.64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13cm" svg:y="0.316cm" chart:style-name="ch2">
          <text:p>Suppression</text:p>
        </chart:title>
        <chart:legend chart:legend-position="end" svg:x="12.857cm" svg:y="3.664cm" style:legend-expansion="high" chart:style-name="ch3"/>
        <chart:plot-area chart:style-name="ch4" table:cell-range-address="Sheet1.D50:Sheet1.G52 Sheet1.E49:Sheet1.G49" chart:data-source-has-labels="row" svg:x="1.358cm" svg:y="1.635cm" svg:width="10.859cm" svg:height="6.177cm">
          <chartooo:coordinate-region svg:x="2.351cm" svg:y="1.847cm" svg:width="9.309cm" svg:height="5.292cm"/>
          <chart:axis chart:dimension="x" chart:name="primary-x" chart:style-name="ch5">
            <chart:title svg:x="5.169cm" svg:y="7.993cm" chart:style-name="ch6">
              <text:p>Nombre D'opérations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5.495cm" chart:style-name="ch9">
              <text:p>Temps(s)</text:p>
            </chart:title>
            <chart:grid chart:style-name="ch7" chart:class="major"/>
            <chart:grid chart:style-name="ch7" chart:class="minor"/>
          </chart:axis>
          <chart:series chart:style-name="ch10" chart:values-cell-range-address="Sheet1.E50:Sheet1.E52" chart:label-cell-address="Sheet1.E49:Sheet1.E49" chart:class="chart:scatter">
            <chart:domain table:cell-range-address="Sheet1.D50:Sheet1.D52"/>
            <chart:data-point chart:repeated="3"/>
          </chart:series>
          <chart:series chart:style-name="ch11" chart:values-cell-range-address="Sheet1.F50:Sheet1.F52" chart:label-cell-address="Sheet1.F49:Sheet1.F49" chart:class="chart:scatter">
            <chart:data-point chart:repeated="3"/>
          </chart:series>
          <chart:series chart:style-name="ch12" chart:values-cell-range-address="Sheet1.G50:Sheet1.G52" chart:label-cell-address="Sheet1.G49:Sheet1.G49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iste</text:p>
                <draw:g>
                  <svg:desc>Sheet1.E49:Sheet1.E49</svg:desc>
                </draw:g>
              </table:table-cell>
              <table:table-cell office:value-type="string">
                <text:p>Liste Triée</text:p>
                <draw:g>
                  <svg:desc>Sheet1.F49:Sheet1.F49</svg:desc>
                </draw:g>
              </table:table-cell>
              <table:table-cell office:value-type="string">
                <text:p>Dictionnaire</text:p>
                <draw:g>
                  <svg:desc>Sheet1.G49:Sheet1.G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D50:Sheet1.D52</svg:desc>
                </draw:g>
              </table:table-cell>
              <table:table-cell office:value-type="float" office:value="0.3">
                <text:p>0.3</text:p>
                <draw:g>
                  <svg:desc>Sheet1.E50:Sheet1.E52</svg:desc>
                </draw:g>
              </table:table-cell>
              <table:table-cell office:value-type="float" office:value="0.02">
                <text:p>0.02</text:p>
                <draw:g>
                  <svg:desc>Sheet1.F50:Sheet1.F52</svg:desc>
                </draw:g>
              </table:table-cell>
              <table:table-cell office:value-type="float" office:value="0">
                <text:p>0</text:p>
                <draw:g>
                  <svg:desc>Sheet1.G50:Sheet1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30.3">
                <text:p>30.3</text:p>
              </table:table-cell>
              <table:table-cell office:value-type="float" office:value="0.21">
                <text:p>0.2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2700.3">
                <text:p>2700.3</text:p>
              </table:table-cell>
              <table:table-cell office:value-type="float" office:value="2.54">
                <text:p>2.54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